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385"/>
    </style:style>
    <style:style style:name="P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de">
      <style:text-properties officeooo:paragraph-rsid="0012b63c"/>
    </style:style>
    <style:style style:name="P5" style:family="paragraph" style:parent-style-name="aufgabe">
      <style:text-properties officeooo:paragraph-rsid="0011c385"/>
    </style:style>
    <style:style style:name="P6" style:family="paragraph" style:parent-style-name="aufgabe">
      <style:text-properties officeooo:paragraph-rsid="0012b63c"/>
    </style:style>
    <style:style style:name="P7" style:family="paragraph" style:parent-style-name="aufgabe" style:list-style-name="List_20_3">
      <style:text-properties officeooo:paragraph-rsid="0011c385"/>
    </style:style>
    <style:style style:name="P8" style:family="paragraph" style:parent-style-name="merke" style:list-style-name="List_20_3"/>
    <style:style style:name="P9" style:family="paragraph" style:parent-style-name="Text_20_body" style:list-style-name="List_20_3"/>
    <style:style style:name="P10" style:family="paragraph" style:parent-style-name="Text_20_body" style:list-style-name="List_20_3">
      <style:paragraph-properties fo:margin-top="0cm" fo:margin-bottom="0cm" style:contextual-spacing="false"/>
    </style:style>
    <style:style style:name="P11" style:family="paragraph" style:parent-style-name="Text_20_body" style:list-style-name="List_20_3">
      <style:paragraph-properties fo:margin-left="1.058cm" fo:margin-right="0cm" fo:margin-top="0cm" fo:margin-bottom="0cm" style:contextual-spacing="false" fo:text-indent="0cm" style:auto-text-indent="false"/>
    </style:style>
    <style:style style:name="P12" style:family="paragraph" style:parent-style-name="Heading_20_2">
      <style:text-properties officeooo:paragraph-rsid="0011c38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size="14pt"/>
    </style:style>
    <style:style style:name="T4" style:family="text">
      <style:text-properties fo:font-size="14pt" style:text-underline-style="solid" style:text-underline-width="auto" style:text-underline-color="font-color"/>
    </style:style>
    <style:style style:name="T5" style:family="text">
      <style:text-properties fo:font-size="14pt" fo:font-weight="bold"/>
    </style:style>
    <style:style style:name="T6" style:family="text">
      <style:text-properties officeooo:rsid="0011c385"/>
    </style:style>
    <style:style style:name="T7" style:family="text">
      <style:text-properties officeooo:rsid="0012b63c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__RefHeading__516_1057713570" text:style-name="Internet_20_link" text:visited-style-name="Internet_20_link">1. </text:a>Übung: Überladen von Operatoren, MyString<text:tab/>1</text:p>
          <text:p text:style-name="P2"><text:a xlink:type="simple" xlink:href="#__RefHeading__518_1057713570" text:style-name="Internet_20_link" text:visited-style-name="Internet_20_link">1.1. </text:a>Ziele<text:tab/>1</text:p>
          <text:p text:style-name="P2"><text:a xlink:type="simple" xlink:href="#__RefHeading__524_1057713570" text:style-name="Internet_20_link" text:visited-style-name="Internet_20_link">1.2. </text:a>Aufgabe: MyString: Überladen von Operatoren<text:tab/>1</text:p>
          <text:p text:style-name="P2"><text:a xlink:type="simple" xlink:href="#__RefHeading__311_1366228486" text:style-name="Internet_20_link" text:visited-style-name="Internet_20_link">1.3. </text:a>Aufgabe: Kopierkonstruktor, Zuweisungsoperator<text:tab/>5</text:p>
          <text:p text:style-name="P2"><text:a xlink:type="simple" xlink:href="#__RefHeading__313_1366228486" text:style-name="Internet_20_link" text:visited-style-name="Internet_20_link">1.4. </text:a>Hinweise:<text:tab/>6</text:p>
          <text:p text:style-name="P2"><text:a xlink:type="simple" xlink:href="#__RefHeading__315_1366228486" text:style-name="Internet_20_link" text:visited-style-name="Internet_20_link">1.5. </text:a>Weitere Übungsbeispiele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516_1057713570"/>Übung: Überladen von Operatoren, MyString<text:bookmark-end text:name="__RefHeading__516_1057713570"/></text:h>
      <text:h text:style-name="Heading_20_2" text:outline-level="2"><text:bookmark-start text:name="__RefHeading__518_1057713570"/>Ziele<text:bookmark-end text:name="__RefHeading__518_1057713570"/></text:h>
      <text:list xml:id="list4482203638508032806" text:style-name="List_20_3">
        <text:list-item>
          <text:p text:style-name="P9">Die S/S können das Überladen von Operatoren für neue Klassen anwenden.</text:p>
        </text:list-item>
        <text:list-item>
          <text:p text:style-name="P9">Die S/S können bei der Verwendung von dyn. Member-Variablen die notwendigen Operatoren und Kopierkonstruktor<text:span text:style-name="T6">en</text:span> erstellen.<text:line-break/></text:p>
        </text:list-item>
        <text:list-item>
          <text:p text:style-name="P10">In diesem Arbeitsblatt wollen wir die Klasse MyString entwickeln. Sie soll zeigen, worauf man besonders achten muss, wenn man Klassen mit pointer member hat. Also zB:</text:p>
        </text:list-item>
        <text:list-item>
          <text:p text:style-name="P11"><text:span text:style-name="Source_20_Text">....</text:span><text:line-break/><text:span text:style-name="Source_20_Text">private:</text:span><text:line-break/> <text:s/><text:span text:style-name="Source_20_Text"><text:s/>char* </text:span><text:span text:style-name="Source_20_Text"><text:span text:style-name="T6">s</text:span></text:span><text:span text:style-name="Source_20_Text">;</text:span><text:line-break/><text:span text:style-name="Source_20_Text">....</text:span></text:p>
        </text:list-item>
        <text:list-item>
          <text:p text:style-name="P9">Wir wollen folgende Inhalte besprechen:</text:p>
          <text:list>
            <text:list-item>
              <text:p text:style-name="P10">new, delete </text:p>
            </text:list-item>
            <text:list-item>
              <text:p text:style-name="P10">String-funktionen in C </text:p>
            </text:list-item>
            <text:list-item>
              <text:p text:style-name="P10">Kopierkonstruktor </text:p>
            </text:list-item>
            <text:list-item>
              <text:p text:style-name="P10">Referenzen bei Parameterübergabe und Rückgabe aus Funktionen </text:p>
            </text:list-item>
            <text:list-item>
              <text:p text:style-name="P10">Kopierkonstruktoraufruf bei Rückgabe </text:p>
            </text:list-item>
            <text:list-item>
              <text:p text:style-name="P10">const bei readonly Methoden </text:p>
            </text:list-item>
            <text:list-item>
              <text:p text:style-name="P10">friend Funktionen</text:p>
            </text:list-item>
            <text:list-item>
              <text:p text:style-name="P10">Überladen von Operatoren (&lt;&lt;,[], +, <text:span text:style-name="T6">=, &gt;</text:span>) </text:p>
              <text:p text:style-name="P10"/>
            </text:list-item>
          </text:list>
        </text:list-item>
        <text:list-item>
          <text:p text:style-name="P8">Wir werden sehen, dass folgendes gilt:<text:line-break/><text:line-break/><text:span text:style-name="T4">Merke:</text:span><text:span text:style-name="T3"><text:line-break/>// as a rule, you should ALWAYS define both<text:line-break/>// <text:tab/>a </text:span><text:span text:style-name="T5">copy constructor</text:span><text:span text:style-name="T3"> and<text:line-break/>//<text:tab/>an </text:span><text:span text:style-name="T5">assignment operator</text:span><text:span text:style-name="T3"><text:line-break/>//whenever your class contains pointer members<text:line-break/></text:span><text:line-break/> <text:s/></text:p>
        </text:list-item>
      </text:list>
      <text:h text:style-name="Heading_20_2" text:outline-level="2" text:is-list-header="true"><text:soft-page-break/></text:h>
      <text:h text:style-name="Heading_20_2" text:outline-level="2"><text:bookmark-start text:name="__RefHeading__524_1057713570"/>Aufgabe: MyString: Überladen von Operatoren<text:bookmark-end text:name="__RefHeading__524_1057713570"/></text:h>
      <text:p text:style-name="Standard"><text:line-break/>Gegeben sei folgende Haeder-Datei namens: mystring.h</text:p>
      <text:p text:style-name="Standard"/>
      <text:p text:style-name="P4"><text:span text:style-name="Source_20_Text"><text:span text:style-name="T7">// a.hofmann jan 2013</text:span></text:span></text:p>
      <text:p text:style-name="P4"><text:span text:style-name="Source_20_Text"><text:span text:style-name="T7">// mystring.h</text:span></text:span></text:p>
      <text:p text:style-name="P4"><text:span text:style-name="Source_20_Text"/></text:p>
      <text:p text:style-name="P4"><text:span text:style-name="Source_20_Text"><text:span text:style-name="T7">#ifndef MYSTRING_H</text:span></text:span></text:p>
      <text:p text:style-name="P4"><text:span text:style-name="Source_20_Text"><text:span text:style-name="T7">#define MYSTRING_H</text:span></text:span></text:p>
      <text:p text:style-name="P4"><text:span text:style-name="Source_20_Text"/></text:p>
      <text:p text:style-name="P4"><text:span text:style-name="Source_20_Text"><text:span text:style-name="T7">#include &lt;string&gt;</text:span></text:span></text:p>
      <text:p text:style-name="P4"><text:span text:style-name="Source_20_Text"><text:span text:style-name="T7">using namespace std;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7">class MyString {</text:span></text:span></text:p>
      <text:p text:style-name="P4"><text:span text:style-name="Source_20_Text"><text:span text:style-name="T7"><text:tab/>private:</text:span></text:span></text:p>
      <text:p text:style-name="P4"><text:span text:style-name="Source_20_Text"><text:span text:style-name="T7"><text:tab/><text:tab/>char* s;</text:span></text:span></text:p>
      <text:p text:style-name="P4"><text:span text:style-name="Source_20_Text"><text:span text:style-name="T7"><text:tab/><text:tab/>int size;</text:span></text:span></text:p>
      <text:p text:style-name="P4"><text:span text:style-name="Source_20_Text"><text:span text:style-name="T7"><text:tab/>public:</text:span></text:span></text:p>
      <text:p text:style-name="P4"><text:span text:style-name="Source_20_Text"><text:span text:style-name="T7"><text:tab/><text:tab/>MyString(): size(0), s(new char[1]) {} <text:s text:c="2"/></text:span></text:span></text:p>
      <text:p text:style-name="P4"><text:span text:style-name="Source_20_Text"><text:span text:style-name="T7"><text:tab/><text:tab/>MyString(const char* pstr); <text:s text:c="7"/><text:tab/><text:tab/></text:span></text:span></text:p>
      <text:p text:style-name="P4"><text:span text:style-name="Source_20_Text"><text:span text:style-name="T7"><text:tab/><text:tab/>MyString(int plen); <text:s text:c="15"/><text:tab/><text:tab/></text:span></text:span></text:p>
      <text:p text:style-name="P4"><text:span text:style-name="Source_20_Text"><text:span text:style-name="T7"><text:tab/><text:tab/>MyString(char ch, int n);</text:span></text:span></text:p>
      <text:p text:style-name="P4"><text:span text:style-name="Source_20_Text"/></text:p>
      <text:p text:style-name="P4"><text:span text:style-name="Source_20_Text"><text:span text:style-name="T7"><text:tab/><text:tab/>MyString(const MyString&amp; e); <text:s text:c="14"/></text:span></text:span></text:p>
      <text:p text:style-name="P4"><text:span text:style-name="Source_20_Text"><text:span text:style-name="T7"><text:tab/><text:tab/>~MyString(); <text:s text:c="5"/><text:tab/><text:tab/><text:tab/><text:tab/><text:tab/></text:span></text:span></text:p>
      <text:p text:style-name="P4"><text:span text:style-name="Source_20_Text"/></text:p>
      <text:p text:style-name="P4"><text:span text:style-name="Source_20_Text"><text:span text:style-name="T7"><text:tab/><text:tab/>void sort(); <text:s text:c="19"/><text:tab/><text:tab/>//2</text:span></text:span></text:p>
      <text:p text:style-name="P4"><text:span text:style-name="Source_20_Text"><text:span text:style-name="T7"><text:tab/><text:tab/>char get(int p) const ; <text:s text:c="11"/><text:tab/>//2</text:span></text:span></text:p>
      <text:p text:style-name="P4"><text:span text:style-name="Source_20_Text"><text:span text:style-name="T7"><text:tab/><text:tab/>void set(int p, char ch); <text:s text:c="9"/><text:tab/>//2</text:span></text:span></text:p>
      <text:p text:style-name="P4"><text:span text:style-name="Source_20_Text"><text:span text:style-name="T7"><text:tab/><text:tab/>string toString() const; <text:s text:c="9"/><text:tab/>//2</text:span></text:span></text:p>
      <text:p text:style-name="P4"><text:span text:style-name="Source_20_Text"/></text:p>
      <text:p text:style-name="P4"><text:span text:style-name="Source_20_Text"><text:span text:style-name="T7"><text:tab/><text:tab/>void append(const char* pstr); <text:s text:c="4"/><text:tab/>//2</text:span></text:span></text:p>
      <text:p text:style-name="P4"><text:span text:style-name="Source_20_Text"><text:span text:style-name="T7"><text:tab/><text:tab/>//void append(const MyString&amp; e); <text:s/><text:tab/>//2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7"><text:tab/><text:tab/>// --------------------------------------------------------</text:span></text:span></text:p>
      <text:p text:style-name="P4"><text:span text:style-name="Source_20_Text"><text:span text:style-name="T7"><text:tab/><text:tab/>// Operatoren</text:span></text:span></text:p>
      <text:p text:style-name="P4"><text:span text:style-name="Source_20_Text"><text:span text:style-name="T7"><text:tab/><text:tab/>// --------------------------------------------------------</text:span></text:span></text:p>
      <text:p text:style-name="P4"><text:span text:style-name="Source_20_Text"><text:span text:style-name="T7"><text:tab/><text:tab/>friend ostream&amp; operator&lt;&lt;(ostream&amp; o, const MyString&amp; e); <text:tab/>//3</text:span></text:span></text:p>
      <text:p text:style-name="P4"><text:span text:style-name="Source_20_Text"/></text:p>
      <text:p text:style-name="P4"><text:span text:style-name="Source_20_Text"><text:span text:style-name="T7"><text:tab/><text:tab/>// <text:s text:c="7"/>bool operator==(const char*s); <text:s text:c="7"/><text:tab/><text:tab/><text:tab/><text:tab/> <text:s text:c="2"/><text:tab/>//3</text:span></text:span></text:p>
      <text:p text:style-name="P4"><text:span text:style-name="Source_20_Text"><text:span text:style-name="T7"><text:tab/><text:tab/>bool operator==(const MyString&amp; e); <text:s text:c="3"/><text:tab/><text:tab/><text:tab/><text:tab/> <text:s text:c="2"/><text:tab/><text:tab/>//3</text:span></text:span></text:p>
      <text:p text:style-name="P4"><text:span text:style-name="Source_20_Text"><text:span text:style-name="T7"><text:tab/><text:tab/>bool operator&gt;(const MyString&amp; e); <text:s text:c="3"/><text:tab/><text:tab/><text:tab/><text:tab/> <text:s text:c="2"/><text:tab/><text:tab/>//3</text:span></text:span></text:p>
      <text:p text:style-name="P4"><text:span text:style-name="Source_20_Text"/></text:p>
      <text:p text:style-name="P4"><text:span text:style-name="Source_20_Text"/></text:p>
      <text:p text:style-name="P4"><text:soft-page-break/><text:span text:style-name="Source_20_Text"><text:span text:style-name="T7"><text:tab/><text:tab/>char&amp; operator[](int i); <text:s text:c="15"/>//5 zum beschreiben</text:span></text:span></text:p>
      <text:p text:style-name="P4"><text:span text:style-name="Source_20_Text"><text:span text:style-name="T7"><text:tab/><text:tab/>char operator[](int i) const; <text:s text:c="10"/>//5 zum lesen <text:s text:c="7"/></text:span></text:span></text:p>
      <text:p text:style-name="P4"><text:span text:style-name="Source_20_Text"/></text:p>
      <text:p text:style-name="P4"><text:span text:style-name="Source_20_Text"><text:span text:style-name="T7"><text:tab/><text:tab/>MyString&amp; operator=(const MyString&amp; e); <text:s text:c="3"/><text:tab/><text:tab/><text:tab/><text:tab/><text:tab/></text:span></text:span></text:p>
      <text:p text:style-name="P4"><text:span text:style-name="Source_20_Text"><text:span text:style-name="T7"><text:tab/><text:tab/>MyString operator+(const MyString&amp; e); <text:s/></text:span></text:span></text:p>
      <text:p text:style-name="P4"><text:span text:style-name="Source_20_Text"/></text:p>
      <text:p text:style-name="P4"><text:span text:style-name="Source_20_Text"><text:span text:style-name="T7"><text:tab/><text:tab/>MyString&amp; operator&lt;&lt;(const char* s);</text:span></text:span></text:p>
      <text:p text:style-name="P4"><text:span text:style-name="Source_20_Text"><text:span text:style-name="T7">};</text:span></text:span></text:p>
      <text:p text:style-name="P4"><text:span text:style-name="Source_20_Text"><text:span text:style-name="T7">#endif</text:span></text:span></text:p>
      <text:p text:style-name="P4"><text:span text:style-name="Source_20_Text"/></text:p>
      <text:p text:style-name="Standard"><text:line-break/><text:line-break/><text:span text:style-name="T1">Merke:</text:span><text:line-break/>// as a rule, you should ALWAYS define both<text:line-break/>// <text:s text:c="3"/>a <text:span text:style-name="T2">copy constructor</text:span> and<text:line-break/>// <text:s text:c="4"/>an <text:span text:style-name="T2">assignment operator</text:span><text:line-break/>//whenever your class contains pointer members<text:line-break/><text:line-break/></text:p>
      <text:p text:style-name="P5"><text:line-break/>Erstellen Sie die Datei mystring.cpp, sodass sich folgendes Programm übersetzen lässt:<text:line-break/></text:p>
      <text:p text:style-name="P5">g++ t_mystring.cpp mystring.cpp -o t_mystring.exe</text:p>
      <text:p text:style-name="aufgabe"/>
      <text:p text:style-name="aufgabe">Hinweis:</text:p>
      <text:p text:style-name="aufgabe">Implementieren Sie zuerst die mit //1 und //2 angegebenen Programmteile, dann übersetzen, dann testen, dann evtl. Fehler ausbessern.</text:p>
      <text:p text:style-name="aufgabe">Dann //3</text:p>
      <text:p text:style-name="aufgabe">...<text:line-break/></text:p>
      <text:p text:style-name="Standard"/>
      <text:p text:style-name="Standard"/>
      <text:p text:style-name="P6"><text:span text:style-name="Source_20_Text">Datei: t_mystring.cpp<text:line-break/></text:span><text:span text:style-name="Source_20_Text"><text:span text:style-name="T7">//a.hofmann jan 2013</text:span></text:span></text:p>
      <text:p text:style-name="P6"><text:span text:style-name="Source_20_Text"><text:span text:style-name="T7">// g++ t_mystring.cpp mystring.cpp</text:span></text:span></text:p>
      <text:p text:style-name="P6"><text:span text:style-name="Source_20_Text"/></text:p>
      <text:p text:style-name="P6"><text:span text:style-name="Source_20_Text"><text:span text:style-name="T7">#include "mystring.h"</text:span></text:span></text:p>
      <text:p text:style-name="P6"><text:span text:style-name="Source_20_Text"><text:span text:style-name="T7">#include &lt;iostream&gt;</text:span></text:span></text:p>
      <text:p text:style-name="P6"><text:span text:style-name="Source_20_Text"><text:span text:style-name="T7">using namespace std;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int main(){</text:span></text:span></text:p>
      <text:p text:style-name="P6"><text:span text:style-name="Source_20_Text"><text:span text:style-name="T7"><text:tab/>//--------------------------------------------------------------1,2</text:span></text:span></text:p>
      <text:p text:style-name="P6"><text:span text:style-name="Source_20_Text"><text:span text:style-name="T7"><text:tab/>cout &lt;&lt; "\n\nLINE " &lt;&lt; __LINE__&lt;&lt; ":" &lt;&lt; endl;</text:span></text:span></text:p>
      <text:p text:style-name="P6"><text:span text:style-name="Source_20_Text"><text:span text:style-name="T7"><text:tab/>cout &lt;&lt;"\n**** MYSTRING: s.sort(), s.append(), s.toString()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pan text:style-name="Source_20_Text"><text:span text:style-name="T7"><text:tab/>char str[128];</text:span></text:span></text:p>
      <text:p text:style-name="P6"><text:span text:style-name="Source_20_Text"><text:span text:style-name="T7"><text:tab/>MyString aString("553344221100");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cout &lt;&lt; "\nVor dem Sortieren" &lt;&lt; endl;</text:span></text:span></text:p>
      <text:p text:style-name="P6"><text:span text:style-name="Source_20_Text"><text:span text:style-name="T7"><text:tab/>cout &lt;&lt; aString.toString() &lt;&lt;endl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aString.sort();</text:span></text:span></text:p>
      <text:p text:style-name="P6"><text:span text:style-name="Source_20_Text"><text:span text:style-name="T7"><text:tab/>cout &lt;&lt; "\nNach dem Sortieren" &lt;&lt; endl;</text:span></text:span></text:p>
      <text:p text:style-name="P6"><text:soft-page-break/><text:span text:style-name="Source_20_Text"><text:span text:style-name="T7"><text:tab/>cout &lt;&lt; aString.toString() &lt;&lt;endl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cout &lt;&lt; "\nEinen Text eingeben, um aString.append() zu testen: " ;</text:span></text:span></text:p>
      <text:p text:style-name="P6"><text:span text:style-name="Source_20_Text"><text:span text:style-name="T7"><text:tab/>cin &gt;&gt; str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aString.append(str);</text:span></text:span></text:p>
      <text:p text:style-name="P6"><text:span text:style-name="Source_20_Text"><text:span text:style-name="T7"><text:tab/>cout &lt;&lt; "Nach dem Anhängen" &lt;&lt; endl;</text:span></text:span></text:p>
      <text:p text:style-name="P6"><text:span text:style-name="Source_20_Text"><text:span text:style-name="T7"><text:tab/>cout &lt;&lt; aString.toString() &lt;&lt;endl;</text:span></text:span></text:p>
      <text:p text:style-name="P6"><text:span text:style-name="Source_20_Text"><text:span text:style-name="T7"><text:tab/><text:tab/></text:span></text:span></text:p>
      <text:p text:style-name="P6"><text:span text:style-name="Source_20_Text"><text:span text:style-name="T7"><text:tab/>aString.set(4, '#');</text:span></text:span></text:p>
      <text:p text:style-name="P6"><text:span text:style-name="Source_20_Text"><text:span text:style-name="T7"><text:tab/>cout &lt;&lt; "\nNach aString.set(4, '#')" &lt;&lt; endl;</text:span></text:span></text:p>
      <text:p text:style-name="P6"><text:span text:style-name="Source_20_Text"><text:span text:style-name="T7"><text:tab/>cout &lt;&lt; aString.toString() &lt;&lt;endl;</text:span></text:span></text:p>
      <text:p text:style-name="P6"><text:span text:style-name="Source_20_Text"><text:span text:style-name="T7"><text:tab/>cout &lt;&lt; endl;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//---------------------------------------------------------3</text:span></text:span></text:p>
      <text:p text:style-name="P6"><text:span text:style-name="Source_20_Text"><text:span text:style-name="T7"><text:tab/>cout &lt;&lt; "\n\nLINE " &lt;&lt; __LINE__&lt;&lt; ":" &lt;&lt; endl;</text:span></text:span></text:p>
      <text:p text:style-name="P6"><text:span text:style-name="Source_20_Text"><text:span text:style-name="T7"><text:tab/>cout &lt;&lt; "\n**** Teste operator&lt;&lt;() und operator==()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pan text:style-name="Source_20_Text"><text:span text:style-name="T7"><text:tab/>MyString aStr1("0123456789");</text:span></text:span></text:p>
      <text:p text:style-name="P6"><text:span text:style-name="Source_20_Text"><text:span text:style-name="T7"><text:tab/>MyString aStr2("0123456789");</text:span></text:span></text:p>
      <text:p text:style-name="P6"><text:span text:style-name="Source_20_Text"><text:span text:style-name="T7"><text:tab/>char c_str[128]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cout &lt;&lt; "aStr1="&lt;&lt; aStr1&lt;&lt;endl;<text:tab/><text:tab/>//operator&lt;&lt;(cout, aStr1);</text:span></text:span></text:p>
      <text:p text:style-name="P6"><text:span text:style-name="Source_20_Text"><text:span text:style-name="T7"><text:tab/>cout &lt;&lt; "aStr2="&lt;&lt; aStr2&lt;&lt;endl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if (aStr1==aStr2)<text:tab/><text:tab/><text:tab/><text:tab/><text:tab/>//aStr1.operator==(aStr2);</text:span></text:span></text:p>
      <text:p text:style-name="P6"><text:span text:style-name="Source_20_Text"><text:span text:style-name="T7"><text:tab/><text:tab/>cout &lt;&lt; "aStr1 == aStr2" &lt;&lt; endl;</text:span></text:span></text:p>
      <text:p text:style-name="P6"><text:span text:style-name="Source_20_Text"><text:span text:style-name="T7"><text:tab/>else</text:span></text:span></text:p>
      <text:p text:style-name="P6"><text:span text:style-name="Source_20_Text"><text:span text:style-name="T7"><text:tab/><text:tab/>cout &lt;&lt; "aStr1 und aStr2 sind nicht gleich" &lt;&lt; endl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cout &lt;&lt; "\nEinen Text eingeben: " ;</text:span></text:span></text:p>
      <text:p text:style-name="P6"><text:span text:style-name="Source_20_Text"><text:span text:style-name="T7"><text:tab/>cin &gt;&gt; c_str;</text:span></text:span></text:p>
      <text:p text:style-name="P6"><text:span text:style-name="Source_20_Text"><text:span text:style-name="T7"><text:tab/>if (aStr1==c_str)<text:tab/><text:tab/><text:tab/><text:tab/><text:tab/>//aStr1.operator==(c_str);</text:span></text:span></text:p>
      <text:p text:style-name="P6"><text:span text:style-name="Source_20_Text"><text:span text:style-name="T7"><text:tab/><text:tab/>cout &lt;&lt; aStr1 &lt;&lt; " == " &lt;&lt; c_str &lt;&lt; endl;</text:span></text:span></text:p>
      <text:p text:style-name="P6"><text:span text:style-name="Source_20_Text"><text:span text:style-name="T7"><text:tab/>else</text:span></text:span></text:p>
      <text:p text:style-name="P6"><text:span text:style-name="Source_20_Text"><text:span text:style-name="T7"><text:tab/><text:tab/>cout &lt;&lt; aStr1 &lt;&lt; " ungleich " &lt;&lt; c_str &lt;&lt; endl;</text:span></text:span></text:p>
      <text:p text:style-name="P6"><text:span text:style-name="Source_20_Text"><text:span text:style-name="T7"><text:tab/>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//--------------------------------------------------------------4</text:span></text:span></text:p>
      <text:p text:style-name="P6"><text:span text:style-name="Source_20_Text"><text:span text:style-name="T7"><text:tab/>cout &lt;&lt; "\nLINE " &lt;&lt; __LINE__&lt;&lt; ":" &lt;&lt; endl;</text:span></text:span></text:p>
      <text:p text:style-name="P6"><text:span text:style-name="Source_20_Text"><text:span text:style-name="T7"><text:tab/>cout &lt;&lt; "\n\n**** Teste operator=() und Copy-Konstruktor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pan text:style-name="Source_20_Text"><text:span text:style-name="T7"><text:tab/>MyString cpyString= aStr2;<text:tab/>//Copy-Kostruktor: origString(aStr1))</text:span></text:span></text:p>
      <text:p text:style-name="P6"><text:span text:style-name="Source_20_Text"><text:span text:style-name="T7"><text:tab/>cout &lt;&lt; "aStr2="&lt;&lt; aStr2&lt;&lt;endl;</text:span></text:span></text:p>
      <text:p text:style-name="P6"><text:span text:style-name="Source_20_Text"><text:span text:style-name="T7"><text:tab/>cout &lt;&lt; "cpyString="&lt;&lt; cpyString&lt;&lt;endl;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aString= cpyString;</text:span></text:span></text:p>
      <text:p text:style-name="P6"><text:span text:style-name="Source_20_Text"><text:span text:style-name="T7"><text:tab/>cout &lt;&lt; "aString="&lt;&lt; aString&lt;&lt;endl;</text:span></text:span></text:p>
      <text:p text:style-name="P6"><text:span text:style-name="Source_20_Text"><text:span text:style-name="T7"><text:tab/>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//-------------------------------------------------------------5</text:span></text:span></text:p>
      <text:p text:style-name="P6"><text:span text:style-name="Source_20_Text"><text:span text:style-name="T7"><text:tab/>cout &lt;&lt; "\n\nLINE " &lt;&lt; __LINE__&lt;&lt; ":" &lt;&lt; endl;</text:span></text:span></text:p>
      <text:p text:style-name="P6"><text:span text:style-name="Source_20_Text"><text:span text:style-name="T7"><text:tab/>cout &lt;&lt; "\n**** Teste operator[]()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oft-page-break/><text:span text:style-name="Source_20_Text"><text:span text:style-name="T7"><text:tab/>cout &lt;&lt; "aString="&lt;&lt; aString&lt;&lt;endl;</text:span></text:span></text:p>
      <text:p text:style-name="P6"><text:span text:style-name="Source_20_Text"><text:span text:style-name="T7"><text:tab/>cout&lt;&lt;"aString[1]=" &lt;&lt; aString[1]&lt;&lt;endl;</text:span></text:span></text:p>
      <text:p text:style-name="P6"><text:span text:style-name="Source_20_Text"><text:span text:style-name="T7"><text:tab/>aString[1]='*';</text:span></text:span></text:p>
      <text:p text:style-name="P6"><text:span text:style-name="Source_20_Text"><text:span text:style-name="T7"><text:tab/>cout &lt;&lt; "aString="&lt;&lt; aString&lt;&lt;endl;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//-------------------------------------------------------------5</text:span></text:span></text:p>
      <text:p text:style-name="P6"><text:span text:style-name="Source_20_Text"><text:span text:style-name="T7"><text:tab/>cout &lt;&lt; "\n\nLINE " &lt;&lt; __LINE__&lt;&lt; ":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pan text:style-name="Source_20_Text"><text:span text:style-name="T7"><text:tab/>cout &lt;&lt; "\n**** Teste operator+()" &lt;&lt; endl;</text:span></text:span></text:p>
      <text:p text:style-name="P6"><text:span text:style-name="Source_20_Text"><text:span text:style-name="T7"><text:tab/>MyString a("a");</text:span></text:span></text:p>
      <text:p text:style-name="P6"><text:span text:style-name="Source_20_Text"><text:span text:style-name="T7"><text:tab/>MyString b("B");</text:span></text:span></text:p>
      <text:p text:style-name="P6"><text:span text:style-name="Source_20_Text"><text:span text:style-name="T7"><text:tab/>MyString c;</text:span></text:span></text:p>
      <text:p text:style-name="P6"><text:span text:style-name="Source_20_Text"><text:span text:style-name="T7"><text:tab/>cout &lt;&lt; "a: " &lt;&lt; a &lt;&lt;endl; </text:span></text:span></text:p>
      <text:p text:style-name="P6"><text:span text:style-name="Source_20_Text"><text:span text:style-name="T7"><text:tab/>cout &lt;&lt; "b: " &lt;&lt; b &lt;&lt;endl; </text:span></text:span></text:p>
      <text:p text:style-name="P6"><text:span text:style-name="Source_20_Text"><text:span text:style-name="T7"><text:tab/></text:span></text:span></text:p>
      <text:p text:style-name="P6"><text:span text:style-name="Source_20_Text"><text:span text:style-name="T7"><text:tab/>a= a+a;</text:span></text:span></text:p>
      <text:p text:style-name="P6"><text:span text:style-name="Source_20_Text"><text:span text:style-name="T7"><text:tab/>cout &lt;&lt; "a=a+a liefert: " &lt;&lt; a &lt;&lt;endl;</text:span></text:span></text:p>
      <text:p text:style-name="P6"><text:span text:style-name="Source_20_Text"><text:span text:style-name="T7"><text:tab/>c=a+a;</text:span></text:span></text:p>
      <text:p text:style-name="P6"><text:span text:style-name="Source_20_Text"><text:span text:style-name="T7"><text:tab/>cout &lt;&lt; "c=a+a liefert: " &lt;&lt; c &lt;&lt;endl; </text:span></text:span></text:p>
      <text:p text:style-name="P6"><text:span text:style-name="Source_20_Text"><text:span text:style-name="T7"><text:tab/><text:tab/></text:span></text:span></text:p>
      <text:p text:style-name="P6"><text:span text:style-name="Source_20_Text"><text:span text:style-name="T7"><text:tab/>c= a+b;</text:span></text:span></text:p>
      <text:p text:style-name="P6"><text:span text:style-name="Source_20_Text"><text:span text:style-name="T7"><text:tab/>cout &lt;&lt; "c=a+b liefert: " &lt;&lt; c &lt;&lt;endl; </text:span></text:span></text:p>
      <text:p text:style-name="P6"><text:span text:style-name="Source_20_Text"><text:span text:style-name="T7"><text:tab/>c= a+b;</text:span></text:span></text:p>
      <text:p text:style-name="P6"><text:span text:style-name="Source_20_Text"><text:span text:style-name="T7"><text:tab/>cout &lt;&lt; "c=a+b liefert: " &lt;&lt; c &lt;&lt;endl;</text:span></text:span></text:p>
      <text:p text:style-name="P6"><text:span text:style-name="Source_20_Text"><text:span text:style-name="T7"><text:tab/>a= a+b;</text:span></text:span></text:p>
      <text:p text:style-name="P6"><text:span text:style-name="Source_20_Text"><text:span text:style-name="T7"><text:tab/>cout &lt;&lt; "a=a+b liefert: " &lt;&lt; a &lt;&lt;endl;</text:span></text:span></text:p>
      <text:p text:style-name="P6"><text:span text:style-name="Source_20_Text"><text:span text:style-name="T7"><text:tab/>a= a+a;</text:span></text:span></text:p>
      <text:p text:style-name="P6"><text:span text:style-name="Source_20_Text"><text:span text:style-name="T7"><text:tab/>cout &lt;&lt; "a=a+a liefert: " &lt;&lt; a &lt;&lt;endl;</text:span></text:span></text:p>
      <text:p text:style-name="P6"><text:span text:style-name="Source_20_Text"><text:span text:style-name="T7"><text:s/>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7"><text:tab/>//---------------------------------------------------------------7</text:span></text:span></text:p>
      <text:p text:style-name="P6"><text:span text:style-name="Source_20_Text"><text:span text:style-name="T7"><text:tab/>cout &lt;&lt; "\n\nLINE " &lt;&lt; __LINE__&lt;&lt; ":" &lt;&lt; endl;</text:span></text:span></text:p>
      <text:p text:style-name="P6"><text:span text:style-name="Source_20_Text"><text:span text:style-name="T7"><text:tab/>cout &lt;&lt; "---------------------------------------------------"&lt;&lt;endl;</text:span></text:span></text:p>
      <text:p text:style-name="P6"><text:span text:style-name="Source_20_Text"><text:span text:style-name="T7"><text:tab/>MyString aStr("Hofmann");</text:span></text:span></text:p>
      <text:p text:style-name="P6"><text:span text:style-name="Source_20_Text"><text:span text:style-name="T7"><text:tab/>cout &lt;&lt; "\n\n**** Teste aStr &lt;&lt; string" &lt;&lt; endl;</text:span></text:span></text:p>
      <text:p text:style-name="P6"><text:span text:style-name="Source_20_Text"><text:span text:style-name="T7"><text:tab/>cout &lt;&lt; aStr &lt;&lt; " Anton" &lt;&lt; endl;</text:span></text:span></text:p>
      <text:p text:style-name="P6"><text:span text:style-name="Source_20_Text"/></text:p>
      <text:p text:style-name="P6"><text:span text:style-name="Source_20_Text"><text:span text:style-name="T7"><text:tab/>cout &lt;&lt; endl &lt;&lt; endl;</text:span></text:span></text:p>
      <text:p text:style-name="P6"><text:span text:style-name="Source_20_Text"><text:span text:style-name="T7"><text:tab/>return 0;</text:span></text:span></text:p>
      <text:p text:style-name="P6"><text:span text:style-name="Source_20_Text"/></text:p>
      <text:p text:style-name="P6"><text:span text:style-name="Source_20_Text"><text:span text:style-name="T7">}</text:span></text:span><text:span text:style-name="Source_20_Text"><text:line-break/></text:span></text:p>
      <text:p text:style-name="Standard"><text:span text:style-name="Source_20_Text"><text:span text:style-name="T1"/></text:span></text:p>
      <text:p text:style-name="merke"><text:span text:style-name="T1">Merke:</text:span><text:line-break/>// as a rule, you should ALWAYS define both<text:line-break/>// <text:s text:c="3"/>a <text:span text:style-name="T2">copy constructor</text:span> and<text:line-break/>// <text:s text:c="4"/>an <text:span text:style-name="T2">assignment operator</text:span><text:line-break/>//whenever your class contains pointer members<text:line-break/></text:p>
      <text:p text:style-name="Standard"/>
      <text:p text:style-name="Standard"/>
      <text:h text:style-name="P12" text:outline-level="2"><text:bookmark-start text:name="__RefHeading__311_1366228486"/>Aufgabe: Kopierkonstruktor, Zuweisungsoperator<text:bookmark-end text:name="__RefHeading__311_1366228486"/></text:h>
      <text:p text:style-name="P5">a) Sofern nicht bereits gemacht:</text:p>
      <text:p text:style-name="P5"><text:soft-page-break/>Bringen Sie das Programm mab-ue-mystring.cpp zum Laufen.</text:p>
      <text:p text:style-name="P5"/>
      <text:p text:style-name="P5"/>
      <text:p text:style-name="P5">b) Aufgabe: Warum Kopierkonstruktor bei dyn.membern ?</text:p>
      <text:p text:style-name="P5">Bei Klassen, deren member dynamische Speicherverwaltung (new,delete) nutzen muss man den Kopierkonstruktor.</text:p>
      <text:p text:style-name="P5"/>
      <text:list xml:id="list215032995065665" text:continue-numbering="true" text:style-name="List_20_3">
        <text:list-item>
          <text:p text:style-name="P7">Antwort:</text:p>
        </text:list-item>
      </text:list>
      <text:p text:style-name="P5">???????????????????????????</text:p>
      <text:p text:style-name="P5"/>
      <text:p text:style-name="P5"/>
      <text:p text:style-name="P5"/>
      <text:p text:style-name="P5"/>
      <text:p text:style-name="P5"/>
      <text:p text:style-name="P1"/>
      <text:h text:style-name="Heading_20_2" text:outline-level="2"><text:bookmark-start text:name="__RefHeading__313_1366228486"/>Hinweise:<text:bookmark-end text:name="__RefHeading__313_1366228486"/></text:h>
      <text:p text:style-name="Standard"><text:line-break/><text:span text:style-name="Source_20_Text">int strcmp (const char*s1, const char* s2); <text:s/><text:line-break/>// rückgabe: 0, bei gleichheit<text:line-break/> <text:s text:c="11"/>&lt;0, wenn erster string lexikographisch kleiner ist als der zweite<text:line-break/> <text:s text:c="11"/>&gt;0, wenn erster string lexikographisch größer ist als der zweite<text:line-break/><text:line-break/>int strlen(const char* s);<text:line-break/>// rückgabe: anzahl der elemente im string<text:line-break/><text:line-break/>char* strcpy (char *t, const char* s);<text:line-break/>// kopiert s nach t<text:line-break/><text:line-break/></text:span>sortieren:<text:line-break/><text:span text:style-name="Source_20_Text">for (i=0; i&lt;N-1; i++)<text:line-break/> <text:s text:c="3"/>for (j=i+1; j&lt;N; j++)<text:line-break/> <text:s text:c="7"/>if (s[i]&gt;s[j]){<text:line-break/> <text:s text:c="11"/>h= s[i];<text:line-break/> <text:s text:c="11"/>s[i]=s[j];<text:line-break/> <text:s text:c="11"/>s[j]=h;<text:line-break/> <text:s text:c="7"/>}<text:line-break/></text:span></text:p>
      <text:h text:style-name="Heading_20_2" text:outline-level="2"><text:bookmark-start text:name="__RefHeading__315_1366228486"/>Weitere Übungsbeispiele<text:bookmark-end text:name="__RefHeading__315_1366228486"/></text:h>
      <text:p text:style-name="Standard"><text:line-break/>Ergaenze die Klasse MyString mit folgenden Elementfunktionen<text:line-break/><text:line-break/>bool isPalindrom()<text:line-break/> <text:s text:c="3"/>wenn das wort von vorn bzw rueckwaerts gelesen das gleiche<text:line-break/> <text:s text:c="3"/>ergibt (zB: OTTO)<text:line-break/><text:line-break/>bool isAnagramm( const char* einWort)<text:line-break/> <text:s text:c="3"/>wenn die beiden worte die gleichen zeichen enthalten.<text:line-break/> <text:s text:c="3"/>(Bsp: REGEN und NEGER)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2-ue-mystring.odt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0-09-15T21:12:25</meta:creation-date>
    <meta:editing-cycles>10</meta:editing-cycles>
    <meta:editing-duration>PT1H38M35S</meta:editing-duration>
    <dc:date>2014-03-04T21:50:32.053125000</dc:date>
    <dc:creator>Anton Hofmann</dc:creator>
    <meta:document-statistic meta:table-count="0" meta:image-count="0" meta:object-count="0" meta:page-count="6" meta:paragraph-count="190" meta:word-count="987" meta:character-count="7761" meta:non-whitespace-character-count="644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arbeitsunterlage.ott" meta:date="2010-09-15T21:12:24"/>
  </office:meta>
</office:document-meta>
</file>